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8.5mm"/>
    </style:style>
    <style:style style:name="co2" style:family="table-column">
      <style:table-column-properties fo:break-before="auto" style:column-width="71.42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r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http://www.fantalatinamerica.com/content/go/fanta/SLBU/es/ar/equipo.html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content/go/fanta/SLBU/es/ar/historia.html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content/go/fanta/SLBU/es/ar/home.html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content/go/fanta/SLBU/es/ar/productos/fanta-zero.html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content/go/fanta/SLBU/es/ar/productos/fanta.html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content/go/fanta/SLBU/es/ar/social.html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content/go/fanta/SLBU/es/ar/video.html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content/go/fanta/SLBU/es/bo/equipo.html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content/go/fanta/SLBU/es/bo/historia.html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content/go/fanta/SLBU/es/bo/home.html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content/go/fanta/SLBU/es/bo/productos/fanta-zero.html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content/go/fanta/SLBU/es/bo/productos/fanta.html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content/go/fanta/SLBU/es/bo/social.html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content/go/fanta/SLBU/es/bo/videos.html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content/go/fanta/SLBU/es/cl/equipo.html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content/go/fanta/SLBU/es/cl/historia.html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content/go/fanta/SLBU/es/cl/home.html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content/go/fanta/SLBU/es/cl/productos/fanta-zero.html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content/go/fanta/SLBU/es/cl/productos/fanta.html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content/go/fanta/SLBU/es/cl/social.html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content/go/fanta/SLBU/es/cl/videos.html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content/go/fanta/SLBU/es/home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content/go/fanta/SLBU/es/pe/equipo.html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content/go/fanta/SLBU/es/pe/historia.html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content/go/fanta/SLBU/es/pe/home.html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content/go/fanta/SLBU/es/pe/social.html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content/go/fanta/SLBU/es/pe/videos.html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content/go/fanta/SLBU/es/py/historia.html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content/go/fanta/SLBU/es/py/home.html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content/go/fanta/SLBU/es/py/productos.html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content/go/fanta/SLBU/es/py/social.html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content/go/fanta/SLBU/es/uy/historia.html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content/go/fanta/SLBU/es/uy/home.html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content/go/fanta/SLBU/es/uy/productos/fanta-pomelo.html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content/go/fanta/SLBU/es/uy/productos/fanta-zero.html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content/go/fanta/SLBU/es/uy/productos/fanta.html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content/go/fanta/SLBU/es/uy/social.html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es/ar/equipo/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es/ar/historia/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es/ar/home/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es/ar/politicas-de-privacidad/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es/ar/productos/fanta-zero/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es/ar/productos/fanta/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es/ar/social/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es/ar/terminos-y-condiciones/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es/ar/video/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es/bo/equipo/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es/bo/historia/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es/bo/home/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es/bo/politicas-de-privacidad/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es/bo/productos/fanta-zero/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es/bo/productos/fanta/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es/bo/social/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es/bo/terminos-y-condiciones/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es/bo/videos/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es/cl/equipo/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es/cl/historia/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es/cl/home/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es/cl/politicas-de-privacidad/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es/cl/productos/fanta-zero/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es/cl/productos/fanta/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es/cl/social/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es/cl/terminos-y-condiciones/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es/cl/videos/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es/pe/equipo/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es/pe/historia/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es/pe/home/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es/pe/politicas-de-privacidad/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es/pe/social/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es/pe/terminos-y-condiciones/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es/pe/videos/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es/py/historia/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es/py/home/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es/py/politicas-de-privacidad/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es/py/productos/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es/py/social/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es/py/terminos-y-condiciones/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es/uy/historia/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es/uy/home/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es/uy/politicas-de-privacidad/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es/uy/productos/fanta-pomelo/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es/uy/productos/fanta-zero/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es/uy/productos/fanta/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es/uy/social/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es/uy/terminos-y-condiciones/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://www.fantalatinamerica.com/content</text:p>
          </table:table-cell>
          <table:table-cell office:value-type="string" calcext:value-type="string">
            <text:p>http://www.fantalatinamerica.com/es/home/</text:p>
          </table:table-cell>
          <table:table-cell office:value-type="string" calcext:value-type="string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1" meta:object-count="0"/>
    <meta:generator>LibreOffice/6.0.7.3$Linux_X86_64 LibreOffice_project/00m0$Build-3</meta:generator>
  </office:meta>
</office:document-meta>
</file>